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7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justify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" table:default-cell-style-name="ce3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Test 1</text:p>
          </table:table-cell>
          <table:table-cell table:style-name="ce1" office:value-type="string" calcext:value-type="string">
            <text:p>Test 2</text:p>
          </table:table-cell>
          <table:table-cell table:style-name="ce1" office:value-type="string" calcext:value-type="string">
            <text:p>Test 3</text:p>
          </table:table-cell>
          <table:table-cell table:style-name="ce1" office:value-type="string" calcext:value-type="string">
            <text:p>Test 4</text:p>
          </table:table-cell>
          <table:table-cell table:style-name="ce1" office:value-type="string" calcext:value-type="string">
            <text:p>Test 5</text:p>
          </table:table-cell>
          <table:table-cell table:style-name="ce1" office:value-type="string" calcext:value-type="string">
            <text:p>Test 6</text:p>
          </table:table-cell>
          <table:table-cell table:style-name="ce1" office:value-type="string" calcext:value-type="string">
            <text:p>Test 7</text:p>
          </table:table-cell>
          <table:table-cell table:style-name="ce1" office:value-type="string" calcext:value-type="string">
            <text:p>Test 8</text:p>
          </table:table-cell>
          <table:table-cell table:style-name="ce1" office:value-type="string" calcext:value-type="string">
            <text:p>Test 9</text:p>
          </table:table-cell>
          <table:table-cell table:style-name="ce1" office:value-type="string" calcext:value-type="string">
            <text:p>Test 10</text:p>
          </table:table-cell>
          <table:table-cell table:style-name="ce1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1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Create a Database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2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an existing Database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3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Start Transaction on multipl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4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llocate A DPB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5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the Service Mana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6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ccess last Status Information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opulate a DPB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Update a DPB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Start a Transaction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1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Execute Immediate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1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 Cursor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1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Positional Parameters)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13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Named Parameters)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14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rop the Database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15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isconnec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6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Reconnect to the Databas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7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Create an Event Handl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1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Database Information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n existing Blob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2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est for recent database activi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2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Blob MetaData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2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Array Metadata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23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Operation Count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24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Characteristic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25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Environment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26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Sync Wait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7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Async Wait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8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Cancel Async Wait 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9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Default Transaction End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30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31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2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Retain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33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Retain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34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estart transac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35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heck transaction st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36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Test for recent activi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37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Get metadata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3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Show Plan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3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with no input or outp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4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Procedure with single output row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4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Positional)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By Name)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Query with affected row counts</text:p>
          </table:table-cell>
          <table:table-cell table:number-columns-repeated="3"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4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Returning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45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Query with affected row counts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6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Returning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47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Delete Query with affected row count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4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and list result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same transac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5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different transac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5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Query with different transac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5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with different transac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53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All numeric types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54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String Data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55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Blob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6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Array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57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All numeric types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58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String Dat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9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Blob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60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Array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61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Start a Serv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62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Query a Serv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63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Deta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64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Re-atta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65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Error Handling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6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atta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67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atta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68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create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9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Prepare invalid SQ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70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Open Cursor invalid SQ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71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Service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72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Service attach 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C73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ransaction not started for Prepare and Open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74</text:p>
          </table:table-cell>
          <table:table-cell table:style-name="ce2" office:value-type="string" calcext:value-type="string">
            <text:p>ISQLParam</text:p>
          </table:table-cell>
          <table:table-cell table:style-name="ce2" office:value-type="string" calcext:value-type="string">
            <text:p>Incorrect data type for SQL Type</text:p>
          </table:table-cell>
          <table:table-cell table:number-columns-repeated="1021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6">00/00/0000</text:date>, <text:time style:data-style-name="N2" text:time-value="14:59:59.594131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Whyman</meta:initial-creator>
    <meta:creation-date>2016-08-03T16:00:10.706341748</meta:creation-date>
    <dc:date>2016-08-06T17:34:09.433964913</dc:date>
    <dc:creator>Tony Whyman</dc:creator>
    <meta:editing-duration>PT15H3M25S</meta:editing-duration>
    <meta:editing-cycles>14</meta:editing-cycles>
    <meta:generator>LibreOffice/4.2.8.2$Linux_X86_64 LibreOffice_project/420m0$Build-2</meta:generator>
    <meta:document-statistic meta:table-count="1" meta:cell-count="387" meta:object-count="0"/>
  </office:meta>
</office:document-meta>
</file>